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line-height="100%"/>
    </style:style>
    <style:style style:name="P2" style:family="paragraph" style:parent-style-name="Standard">
      <style:paragraph-properties fo:margin-top="0cm" fo:margin-bottom="0cm" style:contextual-spacing="false" fo:line-height="150%"/>
    </style:style>
    <style:style style:name="P3" style:family="paragraph" style:parent-style-name="Standard">
      <style:paragraph-properties fo:margin-top="0cm" fo:margin-bottom="0cm" style:contextual-spacing="false" fo:line-height="100%"/>
      <style:text-properties fo:color="#222222" loext:opacity="100%" style:font-name="Arial" fo:font-size="12pt" fo:language="de" fo:country="DE" style:font-name-asian="Times New Roman1" style:font-size-asian="12pt" style:language-asian="de" style:country-asian="IT" style:font-name-complex="Arial1" style:font-size-complex="12pt"/>
    </style:style>
    <style:style style:name="T1" style:family="text">
      <style:text-properties fo:color="#222222" loext:opacity="100%" style:font-name="Arial" fo:font-size="12pt" fo:language="de" fo:country="IT" fo:background-color="#ffffff" loext:char-shading-value="0" style:font-name-asian="Times New Roman1" style:font-size-asian="12pt" style:language-asian="de" style:country-asian="IT" style:font-name-complex="Arial1" style:font-size-complex="12pt"/>
    </style:style>
    <style:style style:name="T2" style:family="text">
      <style:text-properties fo:color="#222222" loext:opacity="100%" style:font-name="Arial" fo:font-size="12pt" fo:language="de" fo:country="IT" style:font-name-asian="Times New Roman1" style:font-size-asian="12pt" style:language-asian="de" style:country-asian="IT" style:font-name-complex="Arial1" style:font-size-complex="12pt"/>
    </style:style>
    <style:style style:name="T3" style:family="text">
      <style:text-properties fo:color="#222222" loext:opacity="100%" style:font-name="Arial" fo:font-size="12pt" fo:language="de" fo:country="DE" fo:background-color="#ffffff" loext:char-shading-value="0" style:font-name-asian="Times New Roman1" style:font-size-asian="12pt" style:language-asian="de" style:country-asian="IT" style:font-name-complex="Arial1" style:font-size-complex="12pt"/>
    </style:style>
    <style:style style:name="T4" style:family="text">
      <style:text-properties fo:color="#1155cc" loext:opacity="100%" style:font-name="Arial" fo:font-size="12pt" fo:language="de" fo:country="IT" style:text-underline-style="solid" style:text-underline-width="auto" style:text-underline-color="font-color" fo:background-color="#ffffff" loext:char-shading-value="0" style:font-name-asian="Times New Roman1" style:font-size-asian="12pt" style:language-asian="de" style:country-asian="IT" style:font-name-complex="Arial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Guten Tag,</text:span><text:span text:style-name="T2"><text:line-break/><text:line-break/><text:line-break/></text:span><text:span text:style-name="T1">sehr geehrter Herr Deganello,</text:span><text:span text:style-name="T2"><text:line-break/><text:line-break/></text:span><text:span text:style-name="T1">dieses Schreiben soll für Sie rein informativ sein, ein gutes Fallbeispiel.</text:span><text:span text:style-name="T2"><text:line-break/></text:span><text:span text:style-name="T1">Außerdem denke ich, das könnte auch etwas für den Trialog sein. </text:span><text:span text:style-name="T2"><text:line-break/><text:line-break/></text:span><text:span text:style-name="T1">Sehr geehrte Richterschaft, liebe Ärzte,</text:span><text:span text:style-name="T2"><text:line-break/><text:line-break/></text:span><text:span text:style-name="T1">ich habe lange an diesem Dokument gearbeitet, darum zähle ich auf Ihre Aufmerksamkeit. Bitte nehmen Sie sich die Zeit um meine Zeilen zu lesen. Es sind doch einige zusammengekommen.</text:span><text:span text:style-name="T2"><text:line-break/><text:line-break/><text:line-break/></text:span><text:span text:style-name="T1">Sie alle kennen mich und meine Situation und vermutlich waren Sie in der Vergangenheit über meine Kontaktaufnahmen nicht erfreut. Doch ich möchte, dass Sie wissen, dass ich mich in diesem Moment und seit längerer Zeit sehr stabil fühle. Ich konnte einiges aufarbeiten und recherchieren und hoffe nun, diesen Text so zu formulieren, dass andere auch verstehen, worauf ich hinaus will. Es liegt mir daran, einen konstruktiven Dialog aufzubauen, damit sich die Dinge in eine neue Richtung entwickeln können.</text:span><text:span text:style-name="T2"><text:line-break/><text:line-break/></text:span><text:span text:style-name="T1">Mir geht es gar nicht primär darum, meine eigenen Problem hervorzuheben, obwohl ich ohne Zweifel in meiner Historie als Patient mehr als genug gelitten habe und immer noch leide, sondern ich möchte einige Dinge generell ansprechen, vor allem um zu verhindern dass es Jüngeren auch so schlimm ergeht wie mir. Es soll sich in Zukunft etwas ändern und ich will durch meine Stimme dazu beitragen.</text:span><text:span text:style-name="T2"><text:line-break/><text:line-break/></text:span><text:span text:style-name="T1">Ich habe mich</text:span><text:span text:style-name="T3"> in letzter Zeit</text:span><text:span text:style-name="T1"> mit den Schriften von Pierre Bourdieu, dem Soziologen, befasst. Diese Lektüre hat mich enorm inspiriert und </text:span><text:span text:style-name="T3">mir die Augen geöffnet</text:span><text:span text:style-name="T1">, was die Geschehnisse in der Geschichte unseres Vereins angeht. Wenn Sie erlauben, möchte ich im Folgenden einige Überlegungen in den Worten des Soziologen mit Ihnen teilen. Sehr wahrscheinlich sind diese Thesen für Sie alle keine Neuigkeit und </text:span><text:span text:style-name="T3">S</text:span><text:span text:style-name="T1">ie können meine Argumentation gut nachvollziehen. Falls Sie dennoch Fragen haben sollten oder etwas vertiefen möchten, bitte ich Sie, nicht zu zögern und mir zu schreiben.</text:span><text:span text:style-name="T2"><text:line-break/><text:line-break/></text:span><text:span text:style-name="T1">Meine Argumente beruhen auf de</text:span><text:span text:style-name="T3">n</text:span><text:span text:style-name="T1"> von Bourdieu beschriebene</text:span><text:span text:style-name="T3"> Konzepten.</text:span><text:span text:style-name="T1"> </text:span><text:span text:style-name="T3">Die </text:span><text:span text:style-name="T1">Ausbreitungsgeschwindigkeit / Autopoiese des Habitus "Ausgrenzung"</text:span><text:span text:style-name="T3"> könnte in diesem Feld „Pfadi Adler Aarau“ von Interesse sein</text:span><text:span text:style-name="T1"> </text:span><text:span text:style-name="T3">bzw. sollte man allenfalls mal betrachten.</text:span><text:span text:style-name="T2"><text:line-break/><text:line-break/></text:span><text:span text:style-name="T1">Geht man davon aus, dass Bourdieu Recht hat, und der Großteil der Fachleute tut das, so ist anzunehmen, dass die Menschen in ihren sozialen Gruppen dazu neigen, andere Menschen, die sich in einigen Eigenschaften von der Gruppenkonformität unterscheiden, aus</text:span><text:span text:style-name="T3">zu</text:span><text:span text:style-name="T1">grenzen (Bourdieu's Feldtheorie [1]).</text:span><text:span text:style-name="T2"><text:line-break/></text:span><text:span text:style-name="T1">Dies ist für die Gruppe sinnstiftend, denn so stärkt sie die Mitglieder durch ihre Gemeinsamkeiten und es entstehen Zusammenhalt und Stärke</text:span><text:span text:style-name="T3"> auf Kosten des Ausgegrenzten</text:span><text:span text:style-name="T1">.</text:span><text:span text:style-name="T2"><text:line-break/><text:line-break/></text:span><text:soft-page-break/><text:span text:style-name="T3">Der</text:span><text:span text:style-name="T1"> gesunde Menschenverstand kann es nicht leugnen, dass in unserem Verein genau solche Dynamiken vorherrschen. Mir ist nicht im Detail klar, wie es dazu gekommen ist und wie es solche Ausmaße erreichen konnte, aber es ist sicher, dass es nicht so weitergehen kann</text:span><text:span text:style-name="T3">.</text:span></text:p>
      <text:p text:style-name="P1"><text:span text:style-name="T2"><text:line-break/></text:span><text:span text:style-name="T1">Damals war Tobias Moser der 2. oder 3. Selbstmord im Verein innert kurzer Zeit. Wie konnte es dazu kommen und besser: was muss geschehen, damit so etwas nie wieder passiert?</text:span><text:span text:style-name="T2"><text:line-break/></text:span><text:span text:style-name="T1">Was ist in diesen jungen Menschen vorgegangen und wie konnten sie derart in die Enge getrieben werden, dass ihnen als einziger Ausweg der eigene Tod erschien?</text:span><text:span text:style-name="T2"><text:line-break/><text:line-break/></text:span><text:span text:style-name="T1">Wahrscheinlich ist </text:span><text:span text:style-name="T3">generell jeder Gruppe/</text:span><text:span text:style-name="T1">Verein</text:span><text:span text:style-name="T3"> </text:span><text:span text:style-name="T1">prädestiniert für Phänomene dieser Art. </text:span><text:span text:style-name="T3">Doch insbesondere </text:span><text:span text:style-name="T1">bei den Pfadis gibt es ein äußerst ausgeprägte hierarchische Ordnung. Nun könnte man sagen: "Ja, aber das sind doch Kinderspiele!" -Nein!</text:span><text:span text:style-name="T2"><text:line-break/></text:span><text:span text:style-name="T1">Denn diese Indoktrination hat Menschenleben gekostet.</text:span><text:span text:style-name="T2"><text:line-break/><text:line-break/></text:span><text:span text:style-name="T1">Nun finden wir solche Muster aber auch auf höherer Ebene wieder, von der Stadtpolitik bis zu nationalen und internationalen Gefügen.</text:span><text:span text:style-name="T2"><text:line-break/></text:span><text:span text:style-name="T1">Überall in den menschlichen Gesellschaften gibt es bestimmte Wertesysteme, die Freund von Feind unterscheidbar machen und es gibt Hierarchien um diese Werte innerhalb der Gesellschaft umzusetzen und da ist seit jeher jedes Mittel recht, wie man an den jüngsten weltpolitischen Entwicklungen sehen kann.</text:span><text:span text:style-name="T2"><text:line-break/><text:line-break/></text:span><text:span text:style-name="T1">In allen Gesellschaften gibt es also Rollen</text:span><text:span text:style-name="T3">, die Denker und die Macher, die Künstler und die Wirtschafter. Unsere Gesellschaften sind jedoch keine gereiften Demokratien, denn nicht alle Mitglieder haben die gleiche Chance sich zu verwirklichen, bzw. sich in die Gesellschaft einzubringen. </text:span></text:p>
      <text:p text:style-name="P2"><text:span text:style-name="T3">Aus verschiedenen Gründen werden 5-10% der Bevölkerung, allesamt vulnerable Subjekte, marginalisiert und somit nicht nur persönlich geschädigt, sondern systematisch auch vom politischen Gestaltungsprozess ausgeschlossen, oder gibt es im Nationalrat oder im Ständerat 1% schizophrene Politiker? </text:span><text:span text:style-name="T2"><text:line-break/></text:span><text:span text:style-name="T3">Wahrscheinlich sind sie </text:span><text:span text:style-name="T1">unbewusst dem Kollektiv als Sündenbock sehr dienlic</text:span><text:span text:style-name="T3">h. AUSSER man ändert auch als nicht-Betroffener sein Verhalten gegenüber Minderheiten.</text:span><text:span text:style-name="T2"><text:line-break/><text:line-break/><text:line-break/></text:span><text:span text:style-name="T1">Aber es gibt eine Lösung und diese liegt im Bewusstsein.</text:span><text:span text:style-name="T2"><text:line-break/></text:span><text:span text:style-name="T1">Wie schon gesagt, passieren solche Dynamiken auf unbewusster Ebene. Wenn der Mensch in seinem Geiste zu neuen Erkenntnissen gelangt, verändern sich auch die äußeren Entsprechungen.</text:span><text:span text:style-name="T2"><text:line-break/></text:span><text:span text:style-name="T1">Wir brauchen dringend neue Bewusstseinsfelder. Es muss sehr viel mehr Öffentlichkeitsarbeit geleistet werden zu den Themen Vulnerabilität bzw. Suizidalität.</text:span><text:span text:style-name="T2"><text:line-break/></text:span><text:span text:style-name="T1">Vielfach passiert das schon in der breiteren Öffentlichkeit, wenn man Befindlichkeiten </text:span><text:soft-page-break/><text:span text:style-name="T1">wie Depression und Burnout im Berufsleben enttabuisiert. Das sind gewiss wichtige Schritte in die richtige Richtung. Doch müssen wir so weit gelangen, dass in der "Gesellschaft der Menschen" auch jeder einzelne Platz findet.</text:span><text:span text:style-name="T2"><text:line-break/></text:span><text:span text:style-name="T1">Ich glaube, dass</text:span><text:span text:style-name="T2"><text:line-break/><text:line-break/><text:line-break/></text:span><text:span text:style-name="T1">Vermeidungsverhalten weil er eigentlich schon wüsste.</text:span><text:span text:style-name="T2"><text:line-break/><text:line-break/></text:span><text:span text:style-name="T1">5. Wird das allenfalls überwacht ob in Vereinen erhöhte Suizidalitätsrate besteht?</text:span><text:span text:style-name="T2"><text:line-break/></text:span><text:span text:style-name="T1">6. -&gt;Bekommt man dazu allenfalls statistische Daten um z.B. in seiner Heimat (bei mir Aarau) auf diese Menschen / Vereine zuzugehen und möglicherweise den einen oder anderen vor solchen Schiksalen retten zu können?</text:span><text:span text:style-name="T2"><text:line-break/><text:line-break/></text:span><text:span text:style-name="T1">Mir ist klar dass das nur ca 1% der schweizer Bevölkerung betrifft, meist diejenigen welche vulnerabler sind, also Menschen mit zB. psychischer Erkrankung / Behinderung. Dennoch ist es meiner Meinung nach wichtig solches im Kontext Vereine zu betrachten dann so weit ich weiss sind statistisch vorallem jüngere Menschen Suizid gefährdet.</text:span><text:span text:style-name="T2"><text:line-break/><text:line-break/><text:line-break/></text:span><text:span text:style-name="T1">Dieses Thema zu bearbeiten käme ausserdem dem ganzen Verein zugute, auch den 99% nicht-betroffenen. Da hat zB. der Martin Geissman / Dominic Brändli gesagt "It aint the coffe in the kitchen it's the dead nig*** in my garage" -- ein komplett pietätloses Zitat aus dem Film Pulp Fiction, aber es zeigt auf dass es die anderen 99% auch beschäftigt hat. Dass der eine oder andere Herr dann an der Beerdigung den grössten (gehäuchelten) Kranz gestiftet hat [2]</text:span><text:span text:style-name="T2"><text:line-break/><text:line-break/></text:span><text:span text:style-name="T1">zeigt allenfalls sogar dass es ihn richtig belastet hat. Ja allenfalls so sehr belastet, dass er Rechtsbeugug beging mit seinen Kontakten(?) bei der Staatsanwaltschaft die mich zur Selbstzensur Zwang</text:span><text:span text:style-name="T2"><text:line-break/><text:line-break/></text:span><text:span text:style-name="T1">=&gt; unter der Androhung mich nicht aus der Psychiatrie raus zu lassen. WTF! WTF! WTF! WTF! WTF!</text:span><text:span text:style-name="T2"><text:line-break/><text:line-break/></text:span><text:soft-page-break/><text:span text:style-name="T1">Dabei wäre es ja sinnvoll gewesen auf die Thematik einzugenen und zB. mit Bourdieus Feldtheorie auf den Habitus "Ausgrenzung" bei diesem Verein mal genauer einzugehen.</text:span><text:span text:style-name="T2"><text:line-break/><text:line-break/><text:line-break/></text:span><text:span text:style-name="T1">Herleitung:</text:span><text:span text:style-name="T2"><text:line-break/><text:line-break/></text:span><text:span text:style-name="T1">ich fühl(t)e mich "subjektiv" von den selben Menschen auch ausgegrenzt welche auch den Tobias Moser ausgegrenzt haben. Das gibt man logischerweise erst nach viel Arbeit an der eigenen Psyche zu weil man weiss, dass wenn man offen darüber spricht man dann noch mehr ausgegrenzt wird.</text:span><text:span text:style-name="T2"><text:line-break/><text:line-break/></text:span><text:span text:style-name="T1">Eine Diagnose Schizophrenie wird auch von vielen Menschen als Freibillet betrachtet: des ist alles das Problem / die Schuld des Patienten -- "seine Schizophrenie" -- man selber sei unbeteiligt. Nein man ist nicht unbeteiligt, man</text:span><text:span text:style-name="T2"><text:line-break/></text:span><text:span text:style-name="T1">ist ein Faktor.</text:span><text:span text:style-name="T2"><text:line-break/><text:line-break/></text:span><text:span text:style-name="T1">Dabei wäre es ja nicht zu viel verlangt für die anderen 99% die Prämisse dass so ein Mensch vulnerabler ist in ihr Weltbild aufzunehmen. Entsprechend wäre es dann auch logisch, dass man dann einen vulnerabler Menschen einfühlsamer behandfeln muss. Open Dialog [3] sagt ja ungefähr.</text:span><text:span text:style-name="T2"><text:line-break/><text:line-break/></text:span><text:span text:style-name="T1">De jure war ich ja Club-Cheff, ein gewisser Herr wollte unbedingt das Zepter im Club (Vereins-Lokal) und ich war damals meist bei Claudine Blum. Somit war der Herr de facto der Club-Chef. Anders als ich hatte er aktiv gegen Tobias Moser gemobbt mit dem Zepter.</text:span><text:span text:style-name="T2"><text:line-break/><text:line-break/></text:span><text:span text:style-name="T1">Das beschäftigt mich jetzt seit 20 Jahren, ich kann das wegen meiner Schizophrenie nicht einfach vergessen, das nicht anzusprechen wirkt für mich wie ein unter-den-Teppich-kehren eines Problems welches ausserdem mich selber auch betrifft; unsolved business. Ja die Soziologie hat auch im 2. Weltkrieg versagt, aber heute sind wir 70 Jahre gescheiter.</text:span><text:span text:style-name="T2"><text:line-break/><text:line-break/></text:span><text:span text:style-name="T1">Auch 2013 bei Staatsanwalt hat man mich so fest mit Medikamenten vollgepumpt </text:span><text:soft-page-break/><text:span text:style-name="T1">dass das Thema "Tobias Moser begin Suizid wegen Mobbing" gar nicht angesprochen wurde. Der</text:span><text:span text:style-name="T2"><text:line-break/></text:span><text:span text:style-name="T1">Staatsanwalt hat mir auch gesagt dass ich keinen Anwalt bekomme und die Gegenpartei hatte gleich zwei Anwälte, WARUM? Im Fussball oder in einer gerechten Welt gäb's da vermutlich eine Rote Karte dafür. Betrachtet man das Schweizer Rechtssystem genauer findet man Dinge wie Glencore und kann sich den Rest denken.</text:span><text:span text:style-name="T2"><text:line-break/></text:span></text:p>
      <text:p text:style-name="P3"/>
      <text:p text:style-name="P1"><text:span text:style-name="T1">{Das zu thematisieren wäre dann aber schon ganz fest in Richtung "Open Dialogue" (Üblicherweise wird ja ein Patient im Kanton Aargau mit Medikamenten ruhig gestellt, statt dass man ihm einen Anwalt stellt der ihm dabei hilft zu seinem Recht und zu Gerechtigkeit zu kommen, aber besser, als noch vor 50 Jahren wo man Schizophrene einfach lobotomiert hat).}</text:span><text:span text:style-name="T2"><text:line-break/></text:span><text:span text:style-name="T1">{Eventuell weglassen}</text:span><text:span text:style-name="T2"><text:line-break/><text:line-break/></text:span><text:span text:style-name="T1">[1] </text:span><text:a xlink:type="simple" xlink:href="https://de.wikipedia.org/wiki/Soziales_Feld" office:target-frame-name="_blank" xlink:show="new" text:style-name="Default_20_Style" text:visited-style-name="Default_20_Style"><text:span text:style-name="T4">https://de.wikipedia.org/wiki/Soziales_Feld</text:span></text:a><text:span text:style-name="T2"><text:line-break/><text:line-break/></text:span><text:span text:style-name="T1">[2] Gewissen, so bisschen wie Macbeth?</text:span><text:span text:style-name="T2"><text:line-break/><text:line-break/></text:span><text:span text:style-name="T1">[3] </text:span><text:a xlink:type="simple" xlink:href="https://de.wikipedia.org/wiki/Offener_Dialog" office:target-frame-name="_blank" xlink:show="new" text:style-name="Default_20_Style" text:visited-style-name="Default_20_Style"><text:span text:style-name="T4">https://de.wikipedia.org/wiki/Offener_Dialog</text:span></text:a><text:span text:style-name="T2"><text:line-break/><text:line-break/><text:line-break/></text:span><text:span text:style-name="T1">Mit freundlichen Grüssen</text:span><text:span text:style-name="T2"><text:line-break/><text:line-break/></text:span><text:span text:style-name="T1">Marc jr. Landolt</text:span><text:span text:style-name="T2"><text:line-break/></text:span><text:span text:style-name="T1">eidg. dipl. Informatiker HF</text:span><text:span text:style-name="T2"><text:line-break/></text:span><text:span text:style-name="T1">Neuenburgerstrasse 6</text:span><text:span text:style-name="T2"><text:line-break/></text:span><text:span text:style-name="T1">5004 Aarau</text:span><text:span text:style-name="T2"><text:line-break/></text:span><text:span text:style-name="T1">062 822 61 31</text:span><text:span text:style-name="T2"><text:line-break/></text:span><text:span text:style-name="T1">078 674 15 32</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de" fo:country="I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de" fo:country="I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strid Pfeifer</meta:initial-creator>
    <dc:creator>Astrid Pfeifer</dc:creator>
    <meta:editing-cycles>5</meta:editing-cycles>
    <meta:creation-date>2022-03-31T17:02:00</meta:creation-date>
    <dc:date>2022-03-31T18:51:00</dc:date>
    <meta:editing-duration>P0D</meta:editing-duration>
    <meta:generator>LibreOffice/7.2.2.2$Windows_X86_64 LibreOffice_project/02b2acce88a210515b4a5bb2e46cbfb63fe97d56</meta:generator>
    <meta:document-statistic meta:table-count="0" meta:image-count="0" meta:object-count="0" meta:page-count="5" meta:paragraph-count="4" meta:word-count="1430" meta:character-count="9604" meta:non-whitespace-character-count="8133"/>
    <meta:user-defined meta:name="AppVersion">16.0000</meta:user-defined>
    <meta:template xlink:type="simple" xlink:actuate="onRequest" xlink:title="Normal" xlink:href=""/>
  </office:meta>
</office:document-meta>
</file>